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fo:color="#ff0000"/>
    </style:style>
    <style:style style:name="P4" style:family="paragraph" style:parent-style-name="Standard">
      <style:text-properties fo:font-weight="bold" style:font-weight-asian="bold"/>
    </style:style>
    <style:style style:name="P5" style:family="paragraph" style:parent-style-name="Standard">
      <style:text-properties style:font-style-complex="italic"/>
    </style:style>
    <style:style style:name="P6" style:family="paragraph" style:parent-style-name="Standard">
      <style:text-properties fo:font-style="italic" style:font-style-asian="italic"/>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officeooo:rsid="001876dc" officeooo:paragraph-rsid="001876dc"/>
    </style:style>
    <style:style style:name="P9" style:family="paragraph" style:parent-style-name="Standard">
      <style:text-properties officeooo:paragraph-rsid="0022adc5"/>
    </style:style>
    <style:style style:name="P10" style:family="paragraph" style:parent-style-name="Standard">
      <style:text-properties officeooo:paragraph-rsid="002dbea5"/>
    </style:style>
    <style:style style:name="P11" style:family="paragraph" style:parent-style-name="Standard">
      <style:paragraph-properties fo:margin-left="0in" fo:margin-right="0in" fo:text-indent="0.5in" style:auto-text-indent="false"/>
    </style:style>
    <style:style style:name="P12" style:family="paragraph" style:parent-style-name="List_20_Paragraph">
      <style:text-properties style:font-name="Wingdings" style:font-name-asian="Wingdings2" style:font-name-complex="Wingdings2"/>
    </style:style>
    <style:style style:name="P13" style:family="paragraph" style:parent-style-name="List_20_Paragraph">
      <style:paragraph-properties fo:margin-left="0in" fo:margin-right="0in" fo:text-indent="0in" style:auto-text-indent="false"/>
    </style:style>
    <style:style style:name="P14" style:family="paragraph" style:parent-style-name="List_20_Paragraph">
      <style:paragraph-properties fo:margin-left="0in" fo:margin-right="0in" fo:text-indent="0in" style:auto-text-indent="false"/>
      <style:text-properties fo:font-style="normal" style:font-style-asian="normal" style:font-style-complex="normal"/>
    </style:style>
    <style:style style:name="P15" style:family="paragraph" style:parent-style-name="Standard" style:master-page-name="Standard">
      <style:paragraph-properties style:page-number="auto"/>
      <style:text-properties fo:font-weight="bold" style:font-weight-asian="bold"/>
    </style:style>
    <style:style style:name="P16" style:family="paragraph" style:parent-style-name="Standard">
      <style:text-properties style:font-name="Cambria" fo:font-size="12pt"/>
    </style:style>
    <style:style style:name="P17" style:family="paragraph" style:parent-style-name="Standard">
      <style:text-properties style:font-style-complex="italic"/>
    </style:style>
    <style:style style:name="P18"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19" style:family="paragraph" style:parent-style-name="List_20_Paragraph" style:list-style-name="WWNum1"/>
    <style:style style:name="P20" style:family="paragraph" style:parent-style-name="List_20_Paragraph" style:list-style-name="WWNum2"/>
    <style:style style:name="P21"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fo:color="#ff0000"/>
    </style:style>
    <style:style style:name="T3" style:family="text">
      <style:text-properties fo:font-style="italic" style:font-style-asian="italic"/>
    </style:style>
    <style:style style:name="T4" style:family="text">
      <style:text-properties fo:color="#ff3333" fo:font-weight="bold" style:font-weight-asian="bold" style:font-weight-complex="bold"/>
    </style:style>
    <style:style style:name="T5" style:family="text">
      <style:text-properties style:font-name="Wingdings" style:font-name-asian="Wingdings2" style:font-name-complex="Wingdings2"/>
    </style:style>
    <style:style style:name="T6" style:family="text">
      <style:text-properties style:text-position="0% 100%"/>
    </style:style>
    <style:style style:name="T7" style:family="text">
      <style:text-properties officeooo:rsid="001b09ea"/>
    </style:style>
    <style:style style:name="T8" style:family="text">
      <style:text-properties officeooo:rsid="00205a00"/>
    </style:style>
    <style:style style:name="T9" style:family="text">
      <style:text-properties officeooo:rsid="0026797d"/>
    </style:style>
    <style:style style:name="T10" style:family="text">
      <style:text-properties style:text-underline-style="solid" style:text-underline-type="double" style:text-underline-width="auto" style:text-underline-color="font-color"/>
    </style:style>
    <style:style style:name="T11" style:family="text">
      <style:text-properties officeooo:rsid="0031ab9b"/>
    </style:style>
    <style:style style:name="T12" style:family="text">
      <style:text-properties officeooo:rsid="0032e6ca"/>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Introduction :</text:p>
      <text:p text:style-name="P1"/>
      <text:p text:style-name="P2">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text:span text:style-name="T6">(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 Such chromatin loops are often found at TAD boundarie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text:span text:style-name="T6">(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 They are enriched in binding sites of architectural proteins, including CTCF and cohesin <text:reference-mark-start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text:span text:style-name="T6">(Pope et al., 2014)</text:span><text:reference-mark-end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text:span text:style-name="T6">(Ong &amp; Corces, 2014)</text:span><text:reference-mark-end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 </text:p>
      <text:p text:style-name="P3"/>
      <text:p text:style-name="P1">A large proportion of the mammalian transcriptome does not code for proteins and to date, the number of known noncoding genes is more than 3 times that of protein-coding genes <text:reference-mark-start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text:span text:style-name="T6">(Iyer et al., 2015)</text:span><text:reference-mark-end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text:span text:style-name="T6">(Rinn &amp; Chang, 2012)</text:span><text:reference-mark-end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 <text:s/>Enhancer associated lincRNAs (elincRNAs) are another functional class of lincRNAs whose promoter region is associated with enhancers. <text:tab/> Most active enhancers are transcribed <text:reference-mark-start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text:span text:style-name="T6">(Arner et al., 2015)</text:span><text:reference-mark-end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 an<text:span text:style-name="T7">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text:span text:style-name="T6">(Darrow &amp; Chadwick, 2013)</text:span><text:reference-mark-end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chromosomal interactions and transcription. HOTTIP nascent transcript promotes transcription of several HOXA genes by recruiting of histone modifying proteins to target genes via chromosomal looping <text:reference-mark-start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Wang et al., 2011)<text:reference-mark-end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text:span text:style-name="T6">⁠</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text:span text:style-name="T6">(Popadin, Gutierrez-Arcelus, Dermitzakis, &amp; Antonarakis, 2013)</text:span><text:reference-mark-end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text:span text:style-name="T6">(Chen, Wang, Xuan, Chen, &amp; Zhang, 2016)</text:span><text:reference-mark-end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 In addition, disrupted elincRNAs regulation has been linked to various disease diseas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span text:style-name="T6">(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p>
      <text:p text:style-name="P1">To investigate whether enhancer-associated lincRNAs are involved in the regulation of TAD nuclear organization, I used lincRNAs whose promoter region is associated with enhancer activity as elincRNAs in a human lymphoblastoid cell line (LCL) and studied their involvement in the regulation of DNA-DNA contacts specifically.</text:p>
      <text:p text:style-name="P1"/>
      <text:p text:style-name="P1">By u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span text:style-name="T6">(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p>
      <text:p text:style-name="P1"/>
      <text:p text:style-name="P4">2. Materials and methods:</text:p>
      <text:p text:style-name="P4"/>
      <text:p text:style-name="P10">Unless stated otherwise, all statistical tests were performed using R 3.3.1 <text:reference-mark-start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text:span text:style-name="T6">(R Core Team, 2016)</text:span><text:reference-mark-end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 Overlapping of genomic elements were done using either bedtools 2.26 <text:reference-mark-start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text:span text:style-name="T6">(Quinlan &amp; Hall, 2010)</text:span><text:reference-mark-end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or the “intervals” package <text:reference-mark-start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text:span text:style-name="T6">(Bourgon, 2015)</text:span><text:reference-mark-end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 in R. Manipulations on Hi-C contact matri<text:span text:style-name="T11">c</text:span>es were performed using the “Matrix” package <text:reference-mark-start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span text:style-name="T6">(Bates &amp; Maechler, 2016)</text:span><text:reference-mark-end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p>
      <text:p text:style-name="Standard"/>
      <text:p text:style-name="P4"/>
      <text:p text:style-name="P7">Genes:</text:p>
      <text:p text:style-name="P5"/>
      <text:p text:style-name="P5">LincRNAs and protein-coding genes used come from the ENCODE website. The list of genes used in all analyses corresponds to genes expressed in the GM12878 lymphoblastoid cell line. <text:span text:style-name="T12">Subcategories of genes were defined based on overlap with regulatory elements available on ENCODE. These regulatory elements have been predicted computationally from Chip-seq data by a hidden Markov-model. Only predicted “active promoters” where considered when using promoters, and “WHAT?” when considering enhancers.</text:span></text:p>
      <text:p text:style-name="P7"/>
      <text:p text:style-name="P7">TAD definition:</text:p>
      <text:p text:style-name="P12"/>
      <text:p text:style-name="P13">The list of TADs used in the computations is based on that from Rao et al <text:span text:style-name="T8">(</text:span>2014<text:span text:style-name="T8">)</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Standard"/>
      <text:p text:style-name="List_20_Paragraph"/>
      <text:p text:style-name="P7">TAD boundaries definition: </text:p>
      <text:p text:style-name="P14"/>
      <text:p text:style-name="P13"><text:soft-page-break/>Instead of defining TAD boundaries based on arbitrary thresholds, TADs were split into 10 bins of 10% their length. This threshold was chosen based on previous findings showing an increase in transcriptional activity at ~10% from the TAD border <text:span text:style-name="T2">(Histogram from summary 3)</text:span>.</text:p>
      <text:p text:style-name="Standard"/>
      <text:p text:style-name="P7">Conservation and tissue specificity:</text:p>
      <text:p text:style-name="Standard"/>
      <text:p text:style-name="P9">The sequence conservation was previously calculated (Tan Yihong, J., unpublished) using <text:span text:style-name="T4">phastCons scores</text:span> <text:reference-mark-start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text:span text:style-name="T6">(Siepel et al., 2005)</text:span><text:reference-mark-end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 Tissue specificity index (Tau) was computed following the method from <text:reference-mark-start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6">Kryuchkova &amp; Robinson-Rechavi (2015</text:span><text:reference-mark-end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9">)</text:span>.</text:p>
      <text:p text:style-name="Standard"/>
      <text:p text:style-name="P7">Expression levels:</text:p>
      <text:p text:style-name="P7"/>
      <text:p text:style-name="Standard">Median expression levels were computed from the <text:span text:style-name="T4">GEUVADIS 1000 Genomes project expression matrix. The matrix contains expression data for 373 individuals.</text:span></text:p>
      <text:p text:style-name="Standard"/>
      <text:p text:style-name="P6">DNA-DNA contacts:</text:p>
      <text:p text:style-name="Standard"/>
      <text:p text:style-name="Standard">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Standard"><text:s/>Contacts in each gene were calculated in 2 ways: contacts between genes and the whole chromosome, and contacts between genes and their respective TADs.</text:p>
      <text:p text:style-name="Standard">In both cases, this was done using the sum of interactions multiplied by the length of the gene, divided by the resolution. </text:p>
      <text:p text:style-name="Standard"/>
      <text:p text:style-name="P6">Chip-seq:</text:p>
      <text:p text:style-name="P6"/>
      <text:p text:style-name="Standard">Chip-seq data for CTCF, RAD21 and SMC3 in GM12878 were retrieved from the ENCODE website. All three datasets were produced in the Snyder lab, at Stanford University.</text:p>
      <text:p text:style-name="Standard"/>
      <text:p text:style-name="P6">Enrichment of genetic elements:</text:p>
      <text:p text:style-name="Standard"/>
      <text:p text:style-name="Standard">All enrichment tests were performed using the genome association tester (GAT) <text:reference-mark-start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text:span text:style-name="T6">(Heger et al., 2013)</text:span><text:reference-mark-end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 version 1.2. All tests for enrichment of lincRNAs were performed using the intergenic space of the genome as a workspace. When testing for enrichment of protein-coding genes, the protein coding space of the genome was used as the workspace.</text:p>
      <text:p text:style-name="Standard"/>
      <text:p text:style-name="P1"/>
      <text:p text:style-name="P1"/>
      <text:p text:style-name="P4">3. Results</text:p>
      <text:p text:style-name="Standard"><text:soft-page-break/></text:p>
      <text:p text:style-name="Standard"/>
      <text:p text:style-name="Standard"/>
      <text:list xml:id="list4283483153775851831" text:style-name="WWNum1">
        <text:list-item>
          <text:p text:style-name="P19">elincRNAs enriched at TAD boundaries compared to nelincRNAs ? </text:p>
        </text:list-item>
      </text:list>
      <text:p text:style-name="P11">→if TRUE: <text:s/>Possible role in TAD organization. Need real experiments</text:p>
      <text:p text:style-name="P11">to establish a causal link.</text:p>
      <text:p text:style-name="Standard"/>
      <text:list xml:id="list6263149332837597993" text:style-name="WWNum2">
        <text:list-item>
          <text:p text:style-name="P20">Insulator proteins binding sites enriched in elincRNAs ? </text:p>
        </text:list-item>
      </text:list>
      <text:p text:style-name="Standard"><text:s/><text:tab/>→ if TRUE: Role as <text:span text:style-name="T10">insulator</text:span> ?</text:p>
      <text:p text:style-name="Standard"/>
      <text:p text:style-name="P4"/>
      <text:p text:style-name="P4">4. Discussion:</text:p>
      <text:p text:style-name="Standard"><text:line-break/>Found/didn’t found association between elincRNAs and….</text:p>
      <text:p text:style-name="Standard"><text:s/><text:span text:style-name="T5"></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8">5. References:</text:p>
      <text:p text:style-name="P8"/>
      <text:p text:style-name="P8"/>
      <text:p text:style-name="P8"/>
      <text:section text:style-name="Sect1" text:name="ADDIN Mendeley Bibliography CSL_BIBLIOGRAPHY  RNDxGaINKlo65">
        <text:p text:style-name="P18">Arner, E., Daub, C. O., Vitting-Seerup, K., Andersson, R., Lilje, B., Drabløs, F., … Hayashizaki, Y. (2015). Transcribed enhancers lead waves of coordinated transcription in transitioning mammalian cells. <text:span text:style-name="T3">Science (New York, N.Y.)</text:span>, <text:span text:style-name="T3">347</text:span>(6225), 1010–4. http://doi.org/10.1126/science.1259418</text:p>
        <text:p text:style-name="P18">Bates, D., &amp; Maechler, M. (2016). Matrix: Sparse and Dense Matrix Classes and Methods. manual. Retrieved from https://cran.r-project.org/package=Matrix</text:p>
        <text:p text:style-name="P18">Bourgon, R. (2015). intervals: Tools for Working with Points and Intervals. manual. Retrieved from https://cran.r-project.org/package=intervals</text:p>
        <text:p text:style-name="P18">Chen, Y., Wang, Y., Xuan, Z., Chen, M., &amp; Zhang, M. Q. (2016). De novo deciphering three-dimensional chromatin interaction and topological domains by wavelet transformation of epigenetic profiles. <text:span text:style-name="T3">Nucleic Acids Research</text:span>, <text:span text:style-name="T3">44</text:span>(11), 1–12. http://doi.org/10.1093/nar/gkw225</text:p>
        <text:p text:style-name="P18">Darrow, E. M., &amp; Chadwick, B. P. (2013). Boosting transcription by transcription: enhancer-associated transcripts. <text:span text:style-name="T3">Chromosome Research</text:span>, <text:span text:style-name="T3">21</text:span>(6), 713–724. article. http://doi.org/10.1007/s10577-013-9384-6</text:p>
        <text:p text:style-name="P18">Heger, A., Webber, C., Goodson, M., Ponting, C. P., &amp; Lunter, G. (2013). GAT: A simulation framework for testing the association of genomic intervals. <text:soft-page-break/><text:span text:style-name="T3">Bioinformatics</text:span>, <text:span text:style-name="T3">29</text:span>(16), 2046–2048. http://doi.org/10.1093/bioinformatics/btt343</text:p>
        <text:p text:style-name="P18">Iyer, M. K., Niknafs, Y. S., Malik, R., Singhal, U., Sahu, A., Hosono, Y., … Chinnnaiyan, A. M. (2015). The Landscape of Long Noncoding RNAs in the Human Transcriptome. <text:span text:style-name="T3">Nat Genet.</text:span>, <text:span text:style-name="T3">47</text:span>(3), 199–208. http://doi.org/10.1038/ng.3192.The</text:p>
        <text:p text:style-name="P18">Kryuchkova, N., &amp; Robinson-Rechavi, M. (2015). A benchmark of gene expression tissue-specificity metrics. <text:span text:style-name="T3">bioRxiv</text:span>, (January), 27755. http://doi.org/10.1093/bib/bbw008</text:p>
        <text:p text:style-name="P18">Ong, C., &amp; Corces, V. G. (2014). CTCF : an architectural protein bridging genome topology and function. <text:span text:style-name="T3">Nature Publishing Group</text:span>, <text:span text:style-name="T3">15</text:span>(4), 234–246. http://doi.org/10.1038/nrg3663</text:p>
        <text:p text:style-name="P18">Ounzain, S., Pezzuto, I., Micheletti, R., Burdet, F., Sheta, R., Nemir, M., … Pedrazzini, T. (2014). Functional importance of cardiac enhancer-associated noncoding RNAs in heart development and disease. <text:span text:style-name="T3">Journal of Molecular and Cellular Cardiology</text:span>, <text:span text:style-name="T3">76</text:span>, 55–70. http://doi.org/10.1016/j.yjmcc.2014.08.009</text:p>
        <text:p text:style-name="P18">Popadin, K., Gutierrez-Arcelus, M., Dermitzakis, E. T., &amp; Antonarakis, S. E. (2013). Genetic and epigenetic regulation of human lincrna gene expression. <text:span text:style-name="T3">American Journal of Human Genetics</text:span>, <text:span text:style-name="T3">93</text:span>(6), 1015–1026. http://doi.org/10.1016/j.ajhg.2013.10.022</text:p>
        <text:p text:style-name="P18">Pope, B. D., Ryba, T., Dileep, V., Yue, F., Wu, W., Denas, O., … Gilbert, D. M. (2014). Topologically associating domains are stable units of replication-timing regulation. <text:span text:style-name="T3">Nature</text:span>, <text:span text:style-name="T3">515</text:span>(7527), 402–405. http://doi.org/10.1038/nature13986</text:p>
        <text:p text:style-name="P18">Quinlan, A. R., &amp; Hall, I. M. (2010). BEDTools: A flexible suite of utilities for comparing genomic features. <text:span text:style-name="T3">Bioinformatics</text:span>, <text:span text:style-name="T3">26</text:span>(6), 841–842. http://doi.org/10.1093/bioinformatics/btq033</text:p>
        <text:p text:style-name="P18">R Core Team. (2016). R: A Language and Environment for Statistical Computing. manual, Vienna, Austria.</text:p>
        <text:p text:style-name="P18">Rao, S. S. P., Huntley, M. H., Durand, N. C., Stamenova, E. K., Bochkov, I. D., Robinson, J. T., … Aiden, E. L. (2014). A 3D map of the human genome at kilobase resolution reveals principles of chromatin looping. <text:span text:style-name="T3">Cell</text:span>, <text:span text:style-name="T3">159</text:span>(7), 1665–1680. http://doi.org/10.1016/j.cell.2014.11.021</text:p>
        <text:p text:style-name="P18">Rinn, J. L., &amp; Chang, H. Y. (2012). Genome regulation by long noncoding RNAs. <text:span text:style-name="T3">Annual Review of Biochemistry</text:span>, <text:span text:style-name="T3">81</text:span>, 145–166. http://doi.org/10.1146/annurev-biochem-051410-092902</text:p>
        <text:p text:style-name="P18"><text:soft-page-break/>Siepel, A., Bejerano, G., Pedersen, J. S., Hinrichs, A. S., Hou, M., Rosenbloom, K., … Haussler, D. (2005). Evolutionarily conserved elements in vertebrate, insect, worm, and yeast genomes. <text:span text:style-name="T3">Genome Research</text:span>, <text:span text:style-name="T3">15</text:span>(8), 1034–1050. http://doi.org/10.1101/gr.3715005</text:p>
        <text:p text:style-name="P16">Wang, K. C., Yang, Y. W., Liu, B., Sanyal, A., Corces-Zimmerman, R., Chen, Y., … Chang, H. Y. (2011). A long noncoding RNA maintains active chromatin to coordinate homeotic gene expression. <text:span text:style-name="T3">Nature</text:span>, <text:span text:style-name="T3">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5"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1-25T08:29:47.664323635</dc:date>
    <meta:editing-cycles>199</meta:editing-cycles>
    <meta:editing-duration>PT20H48M34S</meta:editing-duration>
    <meta:generator>LibreOffice/5.1.4.2$Linux_X86_64 LibreOffice_project/10m0$Build-2</meta:generator>
    <meta:document-statistic meta:table-count="0" meta:image-count="0" meta:object-count="0" meta:page-count="6" meta:paragraph-count="55" meta:word-count="1742" meta:character-count="12246" meta:non-whitespace-character-count="105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